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99b" officeooo:paragraph-rsid="0006399b"/>
    </style:style>
    <style:style style:name="P2" style:family="paragraph" style:parent-style-name="Standard">
      <style:text-properties officeooo:rsid="0006399b" officeooo:paragraph-rsid="0006399b"/>
    </style:style>
    <style:style style:name="P3" style:family="paragraph" style:parent-style-name="Standard">
      <style:text-properties officeooo:rsid="00075135" officeooo:paragraph-rsid="00075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xt info</text:p>
      <text:p text:style-name="P1"/>
      <text:p text:style-name="P1">libreoffice doc.</text:p>
      <text:p text:style-name="P1"/>
      <text:p text:style-name="P3">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14:30.277559126</meta:creation-date>
    <dc:date>2021-12-12T14:21:28.207698818</dc:date>
    <meta:editing-duration>PT39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3" meta:word-count="6" meta:character-count="32" meta:non-whitespace-character-count="29"/>
  </office:meta>
</office:document-meta>
</file>